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text-align="justify" style:justify-single-word="false"/>
    </style:style>
    <style:style style:name="P2" style:family="paragraph" style:parent-style-name="Standard">
      <style:paragraph-properties fo:margin-left="1.27cm" fo:margin-top="0cm" fo:margin-bottom="0cm" style:contextual-spacing="false" fo:line-height="100%"/>
    </style:style>
    <style:style style:name="P3" style:family="paragraph" style:parent-style-name="Standard">
      <style:paragraph-properties fo:margin-left="1.27cm" fo:margin-top="0cm" fo:margin-bottom="0cm" style:contextual-spacing="false" fo:line-height="100%"/>
      <style:text-properties fo:color="#000000" loext:opacity="100%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P4" style:family="paragraph" style:parent-style-name="Standard">
      <style:paragraph-properties fo:margin-left="1.27cm" fo:text-align="justify" style:justify-single-word="false"/>
    </style:style>
    <style:style style:name="P5" style:family="paragraph" style:parent-style-name="No_20_Spacing" style:list-style-name="WWNum3"/>
    <style:style style:name="P6" style:family="paragraph" style:parent-style-name="No_20_Spacing">
      <style:paragraph-properties fo:margin-left="1.27cm"/>
      <style:text-properties style:font-name="Calibri1" fo:font-size="8pt" style:font-size-asian="8pt" style:font-size-complex="8pt"/>
    </style:style>
    <style:style style:name="P7" style:family="paragraph" style:parent-style-name="No_20_Spacing">
      <style:paragraph-properties fo:margin-left="1.27cm" fo:text-indent="1.27cm" style:auto-text-indent="false"/>
    </style:style>
    <style:style style:name="P8" style:family="paragraph" style:parent-style-name="Standard">
      <style:paragraph-properties fo:margin-left="2.54cm" fo:margin-top="0cm" fo:margin-bottom="0cm" style:contextual-spacing="false" fo:line-height="100%"/>
    </style:style>
    <style:style style:name="P9" style:family="paragraph" style:parent-style-name="Standard">
      <style:paragraph-properties fo:margin-left="2.54cm" fo:margin-top="0cm" fo:margin-bottom="0cm" style:contextual-spacing="false" fo:line-height="100%"/>
      <style:text-properties style:font-name="Consolas" fo:font-size="8pt" style:font-size-asian="8pt" style:font-name-complex="Consolas1" style:font-size-complex="8pt"/>
    </style:style>
    <style:style style:name="P10" style:family="paragraph" style:parent-style-name="No_20_Spacing">
      <style:paragraph-properties fo:margin-left="1.27cm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No_20_Spacing">
      <style:paragraph-properties fo:margin-left="1.27cm"/>
    </style:style>
    <style:style style:name="P13" style:family="paragraph" style:parent-style-name="No_20_Spacing">
      <style:paragraph-properties fo:text-indent="1.27cm" style:auto-text-indent="false"/>
    </style:style>
    <style:style style:name="T1" style:family="text">
      <style:text-properties fo:color="#000000" loext:opacity="100%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2" style:family="text">
      <style:text-properties style:font-name="Consolas" fo:font-size="8pt" style:font-size-asian="8pt" style:font-name-complex="Consolas1" style:font-size-complex="8pt"/>
    </style:style>
    <style:style style:name="T3" style:family="text">
      <style:text-properties fo:color="#000000" loext:opacity="100%" style:font-name="Consolas" fo:font-size="8pt" style:font-size-asian="8pt" style:font-name-complex="Consolas1" style:font-size-complex="8pt"/>
    </style:style>
    <style:style style:name="T4" style:family="text">
      <style:text-properties fo:color="#00c87d" loext:opacity="100%" style:font-name="Consolas" fo:font-size="8pt" style:font-size-asian="8pt" style:font-name-complex="Consolas1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-complex="Calibri2"/>
    </style:style>
    <style:style style:name="T7" style:family="text">
      <style:text-properties fo:font-weight="bold" style:font-weight-asian="bold" style:font-name-complex="Calibri2" style:font-weight-complex="bold"/>
    </style:style>
    <style:style style:name="T8" style:family="text">
      <style:text-properties style:font-name="Calibri1" fo:font-size="8pt" style:font-size-asian="8pt" style:font-size-complex="8pt"/>
    </style:style>
    <style:style style:name="T9" style:family="text">
      <style:text-properties style:font-name="Calibri1" fo:font-size="8pt" style:text-underline-style="solid" style:text-underline-width="auto" style:text-underline-color="font-color" style:font-size-asian="8pt" style:font-size-complex="8pt"/>
    </style:style>
    <style:style style:name="T10" style:family="text">
      <style:text-properties fo:color="#000000" loext:opacity="100%" style:font-name="Calibri1" fo:font-size="8pt" style:font-size-asian="8pt" style:font-name-complex="Consolas1" style:font-size-complex="8pt"/>
    </style:style>
    <style:style style:name="T11" style:family="text">
      <style:text-properties style:font-name="Consolas" fo:font-size="8pt" fo:language="en" fo:country="US" style:font-size-asian="8pt" style:font-name-complex="Consolas1" style:font-size-complex="8pt"/>
    </style:style>
    <style:style style:name="T12" style:family="text">
      <style:text-properties fo:color="#000000" loext:opacity="100%" style:font-name="Consolas" fo:font-size="8pt" fo:language="en" fo:country="US" style:font-size-asian="8pt" style:font-name-complex="Consolas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3">
        <text:list-item>
          <text:p text:style-name="P1">Using Overloading concept, WAP to create a class “Compare” having several methods with the same name. Create a driver class and ask the user to input words as long as he wants. If he inputs 1 word: calling Compare class method, reverse the word and return and show it; if he inputs 2 words: calling Compare class method find out if the words are same or not. If not, return and show all uncommon letters between them.</text:p>
        </text:list-item>
      </text:list>
      <text:p text:style-name="P2" loext:marker-style-name="T1"><text:span text:style-name="T1">Sample output:</text:span><text:span text:style-name="T1"/></text:p>
      <text:p text:style-name="P3" loext:marker-style-name="T1"/>
      <text:p text:style-name="P2" loext:marker-style-name="T2"><text:span text:style-name="T3">Do you want to enter a word? enter 0 or 1 </text:span><text:span text:style-name="T4">1</text:span></text:p>
      <text:p text:style-name="P2" loext:marker-style-name="T2"><text:span text:style-name="T3">Ok. Enter the word? </text:span><text:span text:style-name="T4">vanier</text:span></text:p>
      <text:p text:style-name="P2" loext:marker-style-name="T2"><text:span text:style-name="T3">Do you want to enter a word? enter 0 or 1 </text:span><text:span text:style-name="T4">1</text:span></text:p>
      <text:p text:style-name="P2" loext:marker-style-name="T2"><text:span text:style-name="T3">Ok. Enter the word? </text:span><text:span text:style-name="T4">vanier</text:span></text:p>
      <text:p text:style-name="P2" loext:marker-style-name="T2"><text:span text:style-name="T3">Do you want to enter a word? enter 0 or 1 </text:span><text:span text:style-name="T4">0</text:span></text:p>
      <text:p text:style-name="P2" loext:marker-style-name="T3"><text:span text:style-name="T3">Same words</text:span><text:span text:style-name="T3"/></text:p>
      <text:p text:style-name="P3" loext:marker-style-name="T1"/>
      <text:p text:style-name="P2" loext:marker-style-name="T1"><text:span text:style-name="T1">Sample output:</text:span><text:span text:style-name="T1"/></text:p>
      <text:p text:style-name="P3" loext:marker-style-name="T1"/>
      <text:p text:style-name="P2" loext:marker-style-name="T2"><text:span text:style-name="T3">Do you want to enter a word? enter 0 or 1 </text:span><text:span text:style-name="T4">1</text:span></text:p>
      <text:p text:style-name="P2" loext:marker-style-name="T2"><text:span text:style-name="T3">Ok. Enter the word? </text:span><text:span text:style-name="T4">asdasd</text:span></text:p>
      <text:p text:style-name="P2" loext:marker-style-name="T2"><text:span text:style-name="T3">Do you want to enter a word? enter 0 or 1 </text:span><text:span text:style-name="T4">1</text:span></text:p>
      <text:p text:style-name="P2" loext:marker-style-name="T2"><text:span text:style-name="T3">Ok. Enter the word? </text:span><text:span text:style-name="T4">dyui</text:span></text:p>
      <text:p text:style-name="P2" loext:marker-style-name="T2"><text:span text:style-name="T3">Do you want to enter a word? enter 0 or 1 </text:span><text:span text:style-name="T4">0</text:span></text:p>
      <text:p text:style-name="P4" loext:marker-style-name="T5"><text:span text:style-name="T3">asyui</text:span><text:span text:style-name="T3"/></text:p>
      <text:list text:continue-numbering="true" text:style-name="WWNum3">
        <text:list-item>
          <text:p text:style-name="P5" loext:marker-style-name="T6"><text:span text:style-name="T6">Write a program to create an </text:span><text:span text:style-name="T7">ArrayList</text:span><text:span text:style-name="T6"> of integers inputted by user (as long as he wants to enter the numbers). For each entered number, the program finds out whether it is even or odd, prime or not-prime, and perfect or not-perfect. Based on these findings for each value, create another </text:span><text:span text:style-name="T7">ArrayList</text:span><text:span text:style-name="T6"> of strings that keeps the corresponding results separately. At last, print all results according to what you’ve saved in these 2 ArrayLists.</text:span></text:p>
        </text:list-item>
      </text:list>
      <text:p text:style-name="P6" loext:marker-style-name="T8"/>
      <text:p text:style-name="P7" loext:marker-style-name="T9"><text:span text:style-name="T9">Sample output:</text:span><text:span text:style-name="T9"/></text:p>
      <text:p text:style-name="P8" loext:marker-style-name="T2"><text:span text:style-name="T3">Wish to enter number?(yes or no)</text:span><text:span text:style-name="T4">yes</text:span></text:p>
      <text:p text:style-name="P8" loext:marker-style-name="T2"><text:span text:style-name="T3">Enter the number: </text:span><text:span text:style-name="T4">21</text:span></text:p>
      <text:p text:style-name="P8" loext:marker-style-name="T2"><text:span text:style-name="T3">Wish to enter number?(yes or no)</text:span><text:span text:style-name="T4">yes</text:span></text:p>
      <text:p text:style-name="P8" loext:marker-style-name="T2"><text:span text:style-name="T3">Enter the number: </text:span><text:span text:style-name="T4">44</text:span></text:p>
      <text:p text:style-name="P8" loext:marker-style-name="T2"><text:span text:style-name="T3">Wish to enter number?(yes or no)</text:span><text:span text:style-name="T4">yes</text:span></text:p>
      <text:p text:style-name="P8" loext:marker-style-name="T2"><text:span text:style-name="T3">Enter the number: </text:span><text:span text:style-name="T4">28</text:span></text:p>
      <text:p text:style-name="P8" loext:marker-style-name="T2"><text:span text:style-name="T3">Wish to enter number?(yes or no)</text:span><text:span text:style-name="T4">yes</text:span></text:p>
      <text:p text:style-name="P8" loext:marker-style-name="T2"><text:span text:style-name="T3">Enter the number: </text:span><text:span text:style-name="T4">13</text:span></text:p>
      <text:p text:style-name="P8" loext:marker-style-name="T4"><text:span text:style-name="T3">Wish to enter number?(yes or no)</text:span><text:span text:style-name="T4">no</text:span></text:p>
      <text:p text:style-name="P9" loext:marker-style-name="T2"/>
      <text:p text:style-name="P8" loext:marker-style-name="T2"><text:span text:style-name="T3">Number 21 is odd, not prime, and not perfect.</text:span><text:span text:style-name="T3"/></text:p>
      <text:p text:style-name="P8" loext:marker-style-name="T2"><text:span text:style-name="T3">Number 44 is even, not prime, and not perfect.</text:span><text:span text:style-name="T3"/></text:p>
      <text:p text:style-name="P8" loext:marker-style-name="T2"><text:span text:style-name="T3">Number 28 is even, not prime, and perfect.</text:span><text:span text:style-name="T3"/></text:p>
      <text:p text:style-name="P7" loext:marker-style-name="T8"><text:span text:style-name="T3">Number 13 is odd, prime, and not perfect.</text:span><text:span text:style-name="T10"/></text:p>
      <text:p text:style-name="P10" loext:marker-style-name="T5"/>
      <text:p text:style-name="P10" loext:marker-style-name="T5"/>
      <text:p text:style-name="P11" loext:marker-style-name="T5"><text:span text:style-name="T3"><text:tab/></text:span><text:span text:style-name="T3"/></text:p>
      <text:list text:continue-numbering="true" text:style-name="WWNum3">
        <text:list-item>
          <text:p text:style-name="P5" loext:marker-style-name="T6"><text:span text:style-name="T6">Write a program to create an </text:span><text:span text:style-name="T7">ArrayList</text:span><text:span text:style-name="T6"> of string type inputted by user (as long as he wants to enter the words). After printing the list, find out and show the number </text:span><text:soft-page-break/><text:span text:style-name="T6">of times each inputted word is repeated in the list and also show the corresponding index number. </text:span></text:p>
        </text:list-item>
      </text:list>
      <text:p text:style-name="P6" loext:marker-style-name="T8"/>
      <text:p text:style-name="P12" loext:marker-style-name="T8"><text:span text:style-name="T8">Sample output: (shown after inputting the values by user)</text:span><text:span text:style-name="T8"/></text:p>
      <text:p text:style-name="P2" loext:marker-style-name="T11"><text:span text:style-name="T12">[aa, bb, cc, e, bb, cc, w, aa, bb, cc, aa, bb, cc, aa, aa, f, cc, aa, v, cc, aa]</text:span><text:span text:style-name="T12"/></text:p>
      <text:p text:style-name="P2" loext:marker-style-name="T11"><text:span text:style-name="T12">aa in index 0 7 10 13 14 17 20 <text:s/>repeated for 7 times.</text:span><text:span text:style-name="T12"/></text:p>
      <text:p text:style-name="P2" loext:marker-style-name="T11"><text:span text:style-name="T12">bb in index 1 4 8 11 <text:s/>repeated for 4 times.</text:span><text:span text:style-name="T12"/></text:p>
      <text:p text:style-name="P2" loext:marker-style-name="T11"><text:span text:style-name="T12">cc in index 2 5 9 12 16 19 <text:s/>repeated for 6 times.</text:span><text:span text:style-name="T12"/></text:p>
      <text:p text:style-name="P2" loext:marker-style-name="T11"><text:span text:style-name="T12">e in index 3 <text:s/>repeated for 1 times.</text:span><text:span text:style-name="T12"/></text:p>
      <text:p text:style-name="P2" loext:marker-style-name="T11"><text:span text:style-name="T12">w in index 6 <text:s/>repeated for 1 times.</text:span><text:span text:style-name="T12"/></text:p>
      <text:p text:style-name="P2" loext:marker-style-name="T11"><text:span text:style-name="T12">f in index 15 <text:s/>repeated for 1 times.</text:span><text:span text:style-name="T12"/></text:p>
      <text:p text:style-name="P13" loext:marker-style-name="T8"><text:span text:style-name="T3">v in index 18 <text:s/>repeated for 1 times.</text:span><text:span text:style-name="T10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arshid Farzad</meta:initial-creator>
    <dc:creator>Mehdi Farshid Farzad</dc:creator>
    <meta:editing-cycles>23</meta:editing-cycles>
    <meta:creation-date>2021-02-16T00:51:00</meta:creation-date>
    <dc:date>2026-02-26T19:02:00</dc:date>
    <meta:editing-duration>PT7H52M</meta:editing-duration>
    <meta:generator>LibreOffice/25.2.3.2$Linux_X86_64 LibreOffice_project/520$Build-2</meta:generator>
    <meta:document-statistic meta:table-count="0" meta:image-count="0" meta:object-count="0" meta:page-count="2" meta:paragraph-count="41" meta:word-count="484" meta:character-count="2397" meta:non-whitespace-character-count="1947"/>
    <meta:user-defined meta:name="AppVersion">16.0000</meta:user-defined>
    <meta:template xlink:type="simple" xlink:actuate="onRequest" xlink:title="Normal.dotm" xlink:href=""/>
  </office:meta>
</office:document-meta>
</file>